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dapDao.deleteEntry( String r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LdapDao.inferRealm( String d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LdapDao.AbstractLdapDao( Dir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